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1.476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173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8" style:family="table-cell" style:parent-style-name="Default">
      <style:table-cell-properties fo:border-bottom="none" fo:border-left="none" fo:border-right="none" fo:border-top="2.24pt solid #000000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 style:data-style-name="N112"/>
    <style:style style:name="ce12" style:family="table-cell" style:parent-style-name="Default" style:data-style-name="N112">
      <style:table-cell-properties fo:border-bottom="none" fo:background-color="#ffff00" fo:border-left="none" fo:border-right="none" fo:border-top="2.24pt solid #000000"/>
    </style:style>
    <style:style style:name="ce11" style:family="table-cell" style:parent-style-name="Default" style:data-style-name="N112">
      <style:table-cell-properties fo:border-bottom="none" fo:border-left="none" fo:border-right="none" fo:border-top="2.24pt solid #000000"/>
    </style:style>
    <style:style style:name="ce6" style:family="table-cell" style:parent-style-name="Default" style:data-style-name="N1"/>
    <style:style style:name="ce16" style:family="table-cell" style:parent-style-name="Default" style:data-style-name="N1">
      <style:table-cell-properties fo:border-bottom="none" fo:background-color="#ffff00" fo:border-left="none" fo:border-right="none" fo:border-top="2.24pt solid #000000"/>
    </style:style>
    <style:style style:name="ce7" style:family="table-cell" style:parent-style-name="Default" style:data-style-name="N1">
      <style:table-cell-properties fo:border-bottom="none" fo:border-left="none" fo:border-right="none" fo:border-top="2.24pt solid #000000"/>
    </style:style>
    <style:style style:name="ce2" style:family="table-cell" style:parent-style-name="Default" style:data-style-name="N111"/>
    <style:style style:name="ce23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34" style:family="table-cell" style:parent-style-name="Default" style:data-style-name="N37"/>
    <style:style style:name="ce35" style:family="table-cell" style:parent-style-name="Default" style:data-style-name="N112">
      <style:table-cell-properties fo:border-bottom="2.24pt solid #000000" fo:background-color="#ffff00" fo:border-left="none" fo:border-right="none" fo:border-top="2.24pt solid #000000"/>
    </style:style>
    <style:style style:name="ce36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Pos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6"/>
        <table:table-column-group>
          <table:table-column table:style-name="co7" table:number-columns-repeated="21" table:default-cell-style-name="Default"/>
        </table:table-column-group>
        <table:table-column table:style-name="co8" table:number-columns-repeated="2" table:default-cell-style-name="Default"/>
        <table:table-column table:style-name="co9" table:default-cell-style-name="Default"/>
        <table:table-column table:style-name="co5" table:number-columns-repeated="993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trt Date</text:p>
          </table:table-cell>
          <table:table-cell office:value-type="string" calcext:value-type="string">
            <text:p>EMI</text:p>
          </table:table-cell>
          <table:table-cell table:style-name="ce2" office:value-type="date" office:date-value="2023-05-01" calcext:value-type="date">
            <text:p>01/05</text:p>
          </table:table-cell>
          <table:table-cell table:style-name="ce2" table:formula="of:=[.G2]+7" office:value-type="date" office:date-value="2023-05-08" calcext:value-type="date">
            <text:p>08/05</text:p>
          </table:table-cell>
          <table:table-cell table:style-name="ce2" table:formula="of:=[.H2]+7" office:value-type="date" office:date-value="2023-05-15" calcext:value-type="date">
            <text:p>15/05</text:p>
          </table:table-cell>
          <table:table-cell table:style-name="ce2" table:formula="of:=[.I2]+7" office:value-type="date" office:date-value="2023-05-22" calcext:value-type="date">
            <text:p>22/05</text:p>
          </table:table-cell>
          <table:table-cell table:style-name="ce2" table:formula="of:=[.J2]+7" office:value-type="date" office:date-value="2023-05-29" calcext:value-type="date">
            <text:p>29/05</text:p>
          </table:table-cell>
          <table:table-cell table:style-name="ce2" table:formula="of:=[.K2]+7" office:value-type="date" office:date-value="2023-06-05" calcext:value-type="date">
            <text:p>05/06</text:p>
          </table:table-cell>
          <table:table-cell table:style-name="ce2" table:formula="of:=[.L2]+7" office:value-type="date" office:date-value="2023-06-12" calcext:value-type="date">
            <text:p>12/06</text:p>
          </table:table-cell>
          <table:table-cell table:style-name="ce2" table:formula="of:=[.M2]+7" office:value-type="date" office:date-value="2023-06-19" calcext:value-type="date">
            <text:p>19/06</text:p>
          </table:table-cell>
          <table:table-cell table:style-name="ce2" table:formula="of:=[.N2]+7" office:value-type="date" office:date-value="2023-06-26" calcext:value-type="date">
            <text:p>26/06</text:p>
          </table:table-cell>
          <table:table-cell table:style-name="ce2" table:formula="of:=[.O2]+7" office:value-type="date" office:date-value="2023-07-03" calcext:value-type="date">
            <text:p>03/07</text:p>
          </table:table-cell>
          <table:table-cell table:style-name="ce2" table:formula="of:=[.P2]+7" office:value-type="date" office:date-value="2023-07-10" calcext:value-type="date">
            <text:p>10/07</text:p>
          </table:table-cell>
          <table:table-cell table:style-name="ce2" table:formula="of:=[.Q2]+7" office:value-type="date" office:date-value="2023-07-17" calcext:value-type="date">
            <text:p>17/07</text:p>
          </table:table-cell>
          <table:table-cell table:style-name="ce2" table:formula="of:=[.R2]+7" office:value-type="date" office:date-value="2023-07-24" calcext:value-type="date">
            <text:p>24/07</text:p>
          </table:table-cell>
          <table:table-cell table:style-name="ce2" table:formula="of:=[.S2]+7" office:value-type="date" office:date-value="2023-07-31" calcext:value-type="date">
            <text:p>31/07</text:p>
          </table:table-cell>
          <table:table-cell table:style-name="ce2" table:formula="of:=[.T2]+7" office:value-type="date" office:date-value="2023-08-07" calcext:value-type="date">
            <text:p>07/08</text:p>
          </table:table-cell>
          <table:table-cell table:style-name="ce2" table:formula="of:=[.U2]+7" office:value-type="date" office:date-value="2023-08-14" calcext:value-type="date">
            <text:p>14/08</text:p>
          </table:table-cell>
          <table:table-cell table:style-name="ce2" table:formula="of:=[.V2]+7" office:value-type="date" office:date-value="2023-08-21" calcext:value-type="date">
            <text:p>21/08</text:p>
          </table:table-cell>
          <table:table-cell table:style-name="ce2" table:formula="of:=[.W2]+7" office:value-type="date" office:date-value="2023-08-28" calcext:value-type="date">
            <text:p>28/08</text:p>
          </table:table-cell>
          <table:table-cell table:style-name="ce2" table:formula="of:=[.X2]+7" office:value-type="date" office:date-value="2023-09-04" calcext:value-type="date">
            <text:p>04/09</text:p>
          </table:table-cell>
          <table:table-cell table:style-name="ce2" table:formula="of:=[.Y2]+7" office:value-type="date" office:date-value="2023-09-11" calcext:value-type="date">
            <text:p>11/09</text:p>
          </table:table-cell>
          <table:table-cell table:style-name="ce2" table:formula="of:=[.Z2]+7" office:value-type="date" office:date-value="2023-09-18" calcext:value-type="date">
            <text:p>18/09</text:p>
          </table:table-cell>
          <table:table-cell table:style-name="ce2" table:formula="of:=[.AA2]+7" office:value-type="date" office:date-value="2023-09-25" calcext:value-type="date">
            <text:p>25/09</text:p>
          </table:table-cell>
          <table:table-cell table:style-name="ce2" table:formula="of:=[.AB2]+7" office:value-type="date" office:date-value="2023-10-02" calcext:value-type="date">
            <text:p>02/10</text:p>
          </table:table-cell>
          <table:table-cell table:style-name="ce2" table:formula="of:=[.AC2]+7" office:value-type="date" office:date-value="2023-10-09" calcext:value-type="date">
            <text:p>09/10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Total</text:p>
          </table:table-cell>
          <table:table-cell table:style-name="ce3" table:formula="of:=SUM([.C4:.C113])" office:value-type="float" office:value="1591000" calcext:value-type="float">
            <text:p>1591000</text:p>
          </table:table-cell>
          <table:table-cell table:style-name="ce3" table:formula="of:=SUM([.D4:.D113])" office:value-type="float" office:value="1025200" calcext:value-type="float">
            <text:p>1025200</text:p>
          </table:table-cell>
          <table:table-cell table:style-name="ce12"/>
          <table:table-cell table:style-name="ce16" table:formula="of:=SUM([.F4:.F113])" office:value-type="float" office:value="75761.9047619048" calcext:value-type="float">
            <text:p>75762</text:p>
          </table:table-cell>
          <table:table-cell table:style-name="ce3"/>
          <table:table-cell table:style-name="ce3" table:formula="of:=SUM([.H4:.H113])" office:value-type="float" office:value="1200" calcext:value-type="float">
            <text:p>1200</text:p>
          </table:table-cell>
          <table:table-cell table:style-name="ce3" table:formula="of:=SUM([.I4:.I113])" office:value-type="float" office:value="6300" calcext:value-type="float">
            <text:p>6300</text:p>
          </table:table-cell>
          <table:table-cell table:style-name="ce3" table:formula="of:=SUM([.J4:.J113])" office:value-type="float" office:value="8500" calcext:value-type="float">
            <text:p>8500</text:p>
          </table:table-cell>
          <table:table-cell table:style-name="ce3" table:formula="of:=SUM([.K4:.K113])" office:value-type="float" office:value="6500" calcext:value-type="float">
            <text:p>6500</text:p>
          </table:table-cell>
          <table:table-cell table:style-name="ce3" table:formula="of:=SUM([.L4:.L113])" office:value-type="float" office:value="4800" calcext:value-type="float">
            <text:p>4800</text:p>
          </table:table-cell>
          <table:table-cell table:style-name="ce3" table:formula="of:=SUM([.M4:.M113])" office:value-type="float" office:value="15200" calcext:value-type="float">
            <text:p>15200</text:p>
          </table:table-cell>
          <table:table-cell table:style-name="ce3" table:formula="of:=SUM([.N4:.N113])" office:value-type="float" office:value="14500" calcext:value-type="float">
            <text:p>14500</text:p>
          </table:table-cell>
          <table:table-cell table:style-name="ce3" table:formula="of:=SUM([.O4:.O113])" office:value-type="float" office:value="21600" calcext:value-type="float">
            <text:p>21600</text:p>
          </table:table-cell>
          <table:table-cell table:style-name="ce3" table:formula="of:=SUM([.P4:.P113])" office:value-type="float" office:value="25700" calcext:value-type="float">
            <text:p>25700</text:p>
          </table:table-cell>
          <table:table-cell table:style-name="ce3" table:formula="of:=SUM([.Q4:.Q113])" office:value-type="float" office:value="28200" calcext:value-type="float">
            <text:p>28200</text:p>
          </table:table-cell>
          <table:table-cell table:style-name="ce3" table:formula="of:=SUM([.R4:.R113])" office:value-type="float" office:value="28600" calcext:value-type="float">
            <text:p>28600</text:p>
          </table:table-cell>
          <table:table-cell table:style-name="ce3" table:formula="of:=SUM([.S4:.S113])" office:value-type="float" office:value="28400" calcext:value-type="float">
            <text:p>28400</text:p>
          </table:table-cell>
          <table:table-cell table:style-name="ce3" table:formula="of:=SUM([.T4:.T113])" office:value-type="float" office:value="28100" calcext:value-type="float">
            <text:p>28100</text:p>
          </table:table-cell>
          <table:table-cell table:style-name="ce3" table:formula="of:=SUM([.U4:.U113])" office:value-type="float" office:value="31300" calcext:value-type="float">
            <text:p>31300</text:p>
          </table:table-cell>
          <table:table-cell table:style-name="ce3" table:formula="of:=SUM([.V4:.V113])" office:value-type="float" office:value="36700" calcext:value-type="float">
            <text:p>36700</text:p>
          </table:table-cell>
          <table:table-cell table:style-name="ce3" table:formula="of:=SUM([.W4:.W113])" office:value-type="float" office:value="31500" calcext:value-type="float">
            <text:p>31500</text:p>
          </table:table-cell>
          <table:table-cell table:style-name="ce3" table:formula="of:=SUM([.X4:.X113])" office:value-type="float" office:value="37700" calcext:value-type="float">
            <text:p>37700</text:p>
          </table:table-cell>
          <table:table-cell table:style-name="ce3" table:formula="of:=SUM([.Y4:.Y113])" office:value-type="float" office:value="40200" calcext:value-type="float">
            <text:p>40200</text:p>
          </table:table-cell>
          <table:table-cell table:style-name="ce3" table:formula="of:=SUM([.Z4:.Z113])" office:value-type="float" office:value="23600" calcext:value-type="float">
            <text:p>23600</text:p>
          </table:table-cell>
          <table:table-cell table:style-name="ce3" table:formula="of:=SUM([.AA4:.AA113])" office:value-type="float" office:value="37500" calcext:value-type="float">
            <text:p>37500</text:p>
          </table:table-cell>
          <table:table-cell table:style-name="ce3" table:formula="of:=SUM([.AB4:.AB113])" office:value-type="float" office:value="34200" calcext:value-type="float">
            <text:p>34200</text:p>
          </table:table-cell>
          <table:table-cell table:style-name="ce3" table:formula="of:=SUM([.AC4:.AC113])" office:value-type="float" office:value="49900" calcext:value-type="float">
            <text:p>49900</text:p>
          </table:table-cell>
          <table:table-cell table:style-name="ce3" table:formula="of:=SUM([.AD4:.AD113])" office:value-type="float" office:value="25100" calcext:value-type="float">
            <text:p>25100</text:p>
          </table:table-cell>
          <table:table-cell table:style-name="ce3" table:number-columns-repeated="99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teru ramana</text:p>
          </table:table-cell>
          <table:table-cell table:style-name="ce8" office:value-type="float" office:value="12600" calcext:value-type="float">
            <text:p>12600</text:p>
          </table:table-cell>
          <table:table-cell table:style-name="ce8" table:formula="of:=[.C4]-SUM([.G4:.AA4])" office:value-type="float" office:value="0" calcext:value-type="float">
            <text:p>0</text:p>
          </table:table-cell>
          <table:table-cell table:style-name="ce11" office:value-type="date" office:date-value="2023-05-01" calcext:value-type="date">
            <text:p>01 May 23</text:p>
          </table:table-cell>
          <table:table-cell table:style-name="ce7" table:formula="of:=300*[.C4]/6300" office:value-type="float" office:value="600" calcext:value-type="float">
            <text:p>600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800" calcext:value-type="float">
            <text:p>2800</text:p>
          </table:table-cell>
          <table:table-cell table:number-columns-repeated="5" table:style-name="ce23" office:value-type="string" calcext:value-type="string">
            <text:p>X</text:p>
          </table:table-cell>
          <table:table-cell table:style-name="ce8"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 Daniyelu</text:p>
          </table:table-cell>
          <table:table-cell office:value-type="float" office:value="6300" calcext:value-type="float">
            <text:p>6300</text:p>
          </table:table-cell>
          <table:table-cell table:formula="of:=[.C5]-SUM([.G5:.AAA5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5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i Lovatalli</text:p>
          </table:table-cell>
          <table:table-cell office:value-type="float" office:value="6300" calcext:value-type="float">
            <text:p>6300</text:p>
          </table:table-cell>
          <table:table-cell table:formula="of:=[.C6]-SUM([.G6:.AAA6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6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7]-SUM([.G7:.AAA7])" office:value-type="float" office:value="22300" calcext:value-type="float">
            <text:p>22300</text:p>
          </table:table-cell>
          <table:table-cell office:value-type="date" office:date-value="2023-05-08" calcext:value-type="date">
            <text:p>08 May 23</text:p>
          </table:table-cell>
          <table:table-cell table:formula="of:=300*[.C7]/6300" office:value-type="float" office:value="1800" calcext:value-type="float">
            <text:p>18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8]-SUM([.G8:.AAA8])" office:value-type="float" office:value="3000" calcext:value-type="float">
            <text:p>3000</text:p>
          </table:table-cell>
          <table:table-cell office:value-type="date" office:date-value="2023-05-08" calcext:value-type="date">
            <text:p>08 May 23</text:p>
          </table:table-cell>
          <table:table-cell table:formula="of:=300*[.C8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ivela Appanna</text:p>
          </table:table-cell>
          <table:table-cell office:value-type="float" office:value="12600" calcext:value-type="float">
            <text:p>12600</text:p>
          </table:table-cell>
          <table:table-cell table:formula="of:=[.C9]-SUM([.G9:.AAA9])" office:value-type="float" office:value="5300" calcext:value-type="float">
            <text:p>5300</text:p>
          </table:table-cell>
          <table:table-cell office:value-type="date" office:date-value="2023-05-08" calcext:value-type="date">
            <text:p>08 May 23</text:p>
          </table:table-cell>
          <table:table-cell table:formula="of:=300*[.C9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0]-SUM([.G10:.AAA10])" office:value-type="float" office:value="13200" calcext:value-type="float">
            <text:p>13200</text:p>
          </table:table-cell>
          <table:table-cell office:value-type="date" office:date-value="2023-05-08" calcext:value-type="date">
            <text:p>08 May 23</text:p>
          </table:table-cell>
          <table:table-cell table:formula="of:=300*[.C10]/6300" office:value-type="float" office:value="1200" calcext:value-type="float">
            <text:p>12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ivela Radha</text:p>
          </table:table-cell>
          <table:table-cell office:value-type="float" office:value="12600" calcext:value-type="float">
            <text:p>12600</text:p>
          </table:table-cell>
          <table:table-cell table:formula="of:=[.C11]-SUM([.G11:.AAA11])" office:value-type="float" office:value="3600" calcext:value-type="float">
            <text:p>3600</text:p>
          </table:table-cell>
          <table:table-cell office:value-type="date" office:date-value="2023-05-08" calcext:value-type="date">
            <text:p>08 May 23</text:p>
          </table:table-cell>
          <table:table-cell table:formula="of:=300*[.C11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kuri Nani</text:p>
          </table:table-cell>
          <table:table-cell office:value-type="float" office:value="12600" calcext:value-type="float">
            <text:p>12600</text:p>
          </table:table-cell>
          <table:table-cell table:formula="of:=[.C12]-SUM([.G12:.AAA12])" office:value-type="float" office:value="5400" calcext:value-type="float">
            <text:p>5400</text:p>
          </table:table-cell>
          <table:table-cell office:value-type="date" office:date-value="2023-05-08" calcext:value-type="date">
            <text:p>08 May 23</text:p>
          </table:table-cell>
          <table:table-cell table:formula="of:=300*[.C12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i Mariyamma</text:p>
          </table:table-cell>
          <table:table-cell office:value-type="float" office:value="12600" calcext:value-type="float">
            <text:p>12600</text:p>
          </table:table-cell>
          <table:table-cell table:formula="of:=[.C13]-SUM([.G13:.AAA13])" office:value-type="float" office:value="6900" calcext:value-type="float">
            <text:p>6900</text:p>
          </table:table-cell>
          <table:table-cell office:value-type="date" office:date-value="2023-05-15" calcext:value-type="date">
            <text:p>15 May 23</text:p>
          </table:table-cell>
          <table:table-cell table:formula="of:=300*[.C13]/6300" office:value-type="float" office:value="600" calcext:value-type="float">
            <text:p>6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rala Nagamani</text:p>
          </table:table-cell>
          <table:table-cell office:value-type="float" office:value="25200" calcext:value-type="float">
            <text:p>25200</text:p>
          </table:table-cell>
          <table:table-cell table:formula="of:=[.C14]-SUM([.G14:.AAA14])" office:value-type="float" office:value="6900" calcext:value-type="float">
            <text:p>6900</text:p>
          </table:table-cell>
          <table:table-cell office:value-type="date" office:date-value="2023-05-15" calcext:value-type="date">
            <text:p>15 May 23</text:p>
          </table:table-cell>
          <table:table-cell table:formula="of:=300*[.C14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15]-SUM([.G15:.AAA15])" office:value-type="float" office:value="9600" calcext:value-type="float">
            <text:p>9600</text:p>
          </table:table-cell>
          <table:table-cell office:value-type="date" office:date-value="2023-05-15" calcext:value-type="date">
            <text:p>15 May 23</text:p>
          </table:table-cell>
          <table:table-cell table:formula="of:=300*[.C15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lam Suribabu</text:p>
          </table:table-cell>
          <table:table-cell office:value-type="float" office:value="25200" calcext:value-type="float">
            <text:p>25200</text:p>
          </table:table-cell>
          <table:table-cell table:formula="of:=[.C16]-SUM([.G16:.AAA16])" office:value-type="float" office:value="12000" calcext:value-type="float">
            <text:p>12000</text:p>
          </table:table-cell>
          <table:table-cell office:value-type="date" office:date-value="2023-05-15" calcext:value-type="date">
            <text:p>15 May 23</text:p>
          </table:table-cell>
          <table:table-cell table:formula="of:=300*[.C16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sanaboyina satyavati</text:p>
          </table:table-cell>
          <table:table-cell office:value-type="float" office:value="18900" calcext:value-type="float">
            <text:p>18900</text:p>
          </table:table-cell>
          <table:table-cell table:formula="of:=[.C17]-SUM([.G17:.AAA17])" office:value-type="float" office:value="18300" calcext:value-type="float">
            <text:p>18300</text:p>
          </table:table-cell>
          <table:table-cell office:value-type="date" office:date-value="2023-05-15" calcext:value-type="date">
            <text:p>15 May 23</text:p>
          </table:table-cell>
          <table:table-cell table:formula="of:=300*[.C17]/6300" office:value-type="float" office:value="900" calcext:value-type="float">
            <text:p>9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i mariyamma</text:p>
          </table:table-cell>
          <table:table-cell office:value-type="float" office:value="50000" calcext:value-type="float">
            <text:p>50000</text:p>
          </table:table-cell>
          <table:table-cell table:formula="of:=[.C18]-SUM([.G18:.AAA18])" office:value-type="float" office:value="50000" calcext:value-type="float">
            <text:p>50000</text:p>
          </table:table-cell>
          <table:table-cell office:value-type="date" office:date-value="2023-05-22" calcext:value-type="date">
            <text:p>22 May 23</text:p>
          </table:table-cell>
          <table:table-cell table:formula="of:=300*[.C18]/6300" office:value-type="float" office:value="2380.95238095238" calcext:value-type="float">
            <text:p>2381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dru danalakshmi</text:p>
          </table:table-cell>
          <table:table-cell office:value-type="float" office:value="12600" calcext:value-type="float">
            <text:p>12600</text:p>
          </table:table-cell>
          <table:table-cell table:formula="of:=[.C19]-SUM([.G19:.AAA19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19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400" calcext:value-type="float">
            <text:p>5400</text:p>
          </table:table-cell>
          <table:table-cell table:style-name="ce26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20]-SUM([.G20:.AAA20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0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4800" calcext:value-type="float">
            <text:p>4800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21]-SUM([.G21:.AAA21])" office:value-type="float" office:value="4300" calcext:value-type="float">
            <text:p>4300</text:p>
          </table:table-cell>
          <table:table-cell office:value-type="date" office:date-value="2023-05-22" calcext:value-type="date">
            <text:p>22 May 23</text:p>
          </table:table-cell>
          <table:table-cell table:formula="of:=300*[.C21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22]-SUM([.G22:.AAA22])" office:value-type="float" office:value="15000" calcext:value-type="float">
            <text:p>15000</text:p>
          </table:table-cell>
          <table:table-cell office:value-type="date" office:date-value="2023-06-05" calcext:value-type="date">
            <text:p>05 Jun 23</text:p>
          </table:table-cell>
          <table:table-cell table:formula="of:=300*[.C22]/6300" office:value-type="float" office:value="3000" calcext:value-type="float">
            <text:p>30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1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ala Musalamma</text:p>
          </table:table-cell>
          <table:table-cell office:value-type="float" office:value="12600" calcext:value-type="float">
            <text:p>12600</text:p>
          </table:table-cell>
          <table:table-cell table:formula="of:=[.C23]-SUM([.G23:.AAA23])" office:value-type="float" office:value="4800" calcext:value-type="float">
            <text:p>4800</text:p>
          </table:table-cell>
          <table:table-cell office:value-type="date" office:date-value="2023-06-05" calcext:value-type="date">
            <text:p>05 Jun 23</text:p>
          </table:table-cell>
          <table:table-cell table:formula="of:=300*[.C23]/6300" office:value-type="float" office:value="600" calcext:value-type="float">
            <text:p>6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nuguntla Kannarao</text:p>
          </table:table-cell>
          <table:table-cell office:value-type="float" office:value="25200" calcext:value-type="float">
            <text:p>25200</text:p>
          </table:table-cell>
          <table:table-cell table:formula="of:=[.C24]-SUM([.G24:.AAA24])" office:value-type="float" office:value="12000" calcext:value-type="float">
            <text:p>12000</text:p>
          </table:table-cell>
          <table:table-cell office:value-type="date" office:date-value="2023-06-05" calcext:value-type="date">
            <text:p>05 Jun 23</text:p>
          </table:table-cell>
          <table:table-cell table:formula="of:=300*[.C24]/6300" office:value-type="float" office:value="1200" calcext:value-type="float">
            <text:p>12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ti Lovaraju</text:p>
          </table:table-cell>
          <table:table-cell office:value-type="float" office:value="50400" calcext:value-type="float">
            <text:p>50400</text:p>
          </table:table-cell>
          <table:table-cell table:formula="of:=[.C25]-SUM([.G25:.AAA25])" office:value-type="float" office:value="28800" calcext:value-type="float">
            <text:p>28800</text:p>
          </table:table-cell>
          <table:table-cell office:value-type="date" office:date-value="2023-06-05" calcext:value-type="date">
            <text:p>05 Jun 23</text:p>
          </table:table-cell>
          <table:table-cell table:formula="of:=300*[.C25]/6300" office:value-type="float" office:value="2400" calcext:value-type="float">
            <text:p>24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livela sivamani</text:p>
          </table:table-cell>
          <table:table-cell office:value-type="float" office:value="12600" calcext:value-type="float">
            <text:p>12600</text:p>
          </table:table-cell>
          <table:table-cell table:formula="of:=[.C26]-SUM([.G26:.AAA26])" office:value-type="float" office:value="7200" calcext:value-type="float">
            <text:p>7200</text:p>
          </table:table-cell>
          <table:table-cell office:value-type="date" office:date-value="2023-06-12" calcext:value-type="date">
            <text:p>12 Jun 23</text:p>
          </table:table-cell>
          <table:table-cell table:formula="of:=300*[.C26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antakuri ammaji</text:p>
          </table:table-cell>
          <table:table-cell office:value-type="float" office:value="12600" calcext:value-type="float">
            <text:p>12600</text:p>
          </table:table-cell>
          <table:table-cell table:formula="of:=[.C27]-SUM([.G27:.AAA27])" office:value-type="float" office:value="10800" calcext:value-type="float">
            <text:p>10800</text:p>
          </table:table-cell>
          <table:table-cell office:value-type="date" office:date-value="2023-06-12" calcext:value-type="date">
            <text:p>12 Jun 23</text:p>
          </table:table-cell>
          <table:table-cell table:formula="of:=300*[.C27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tapudi lakshmi</text:p>
          </table:table-cell>
          <table:table-cell office:value-type="float" office:value="6300" calcext:value-type="float">
            <text:p>6300</text:p>
          </table:table-cell>
          <table:table-cell table:formula="of:=[.C28]-SUM([.G28:.AAA28])" office:value-type="float" office:value="3000" calcext:value-type="float">
            <text:p>3000</text:p>
          </table:table-cell>
          <table:table-cell office:value-type="date" office:date-value="2023-06-12" calcext:value-type="date">
            <text:p>12 Jun 23</text:p>
          </table:table-cell>
          <table:table-cell table:formula="of:=300*[.C28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9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29]-SUM([.G29:.AAA29])" office:value-type="float" office:value="0" calcext:value-type="float">
            <text:p>0</text:p>
          </table:table-cell>
          <table:table-cell office:value-type="date" office:date-value="2023-06-12" calcext:value-type="date">
            <text:p>12 Jun 23</text:p>
          </table:table-cell>
          <table:table-cell table:formula="of:=300*[.C29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8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700" calcext:value-type="float">
            <text:p>2700</text:p>
          </table:table-cell>
          <table:table-cell table:style-name="ce26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rala Nageswara rao</text:p>
          </table:table-cell>
          <table:table-cell office:value-type="float" office:value="37800" calcext:value-type="float">
            <text:p>37800</text:p>
          </table:table-cell>
          <table:table-cell table:formula="of:=[.C30]-SUM([.G30:.AAA30])" office:value-type="float" office:value="27800" calcext:value-type="float">
            <text:p>27800</text:p>
          </table:table-cell>
          <table:table-cell office:value-type="date" office:date-value="2023-06-19" calcext:value-type="date">
            <text:p>19 Jun 23</text:p>
          </table:table-cell>
          <table:table-cell table:formula="of:=300*[.C30]/6300" office:value-type="float" office:value="1800" calcext:value-type="float">
            <text:p>18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amandri Chilakamma</text:p>
          </table:table-cell>
          <table:table-cell office:value-type="float" office:value="6300" calcext:value-type="float">
            <text:p>6300</text:p>
          </table:table-cell>
          <table:table-cell table:formula="of:=[.C31]-SUM([.G31:.AAA31])" office:value-type="float" office:value="2100" calcext:value-type="float">
            <text:p>2100</text:p>
          </table:table-cell>
          <table:table-cell office:value-type="date" office:date-value="2023-06-19" calcext:value-type="date">
            <text:p>19 Jun 23</text:p>
          </table:table-cell>
          <table:table-cell table:formula="of:=300*[.C31]/6300" office:value-type="float" office:value="300" calcext:value-type="float">
            <text:p>3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livela Manga</text:p>
          </table:table-cell>
          <table:table-cell office:value-type="float" office:value="12600" calcext:value-type="float">
            <text:p>12600</text:p>
          </table:table-cell>
          <table:table-cell table:formula="of:=[.C32]-SUM([.G32:.AAA32])" office:value-type="float" office:value="7200" calcext:value-type="float">
            <text:p>7200</text:p>
          </table:table-cell>
          <table:table-cell office:value-type="date" office:date-value="2023-06-19" calcext:value-type="date">
            <text:p>19 Jun 23</text:p>
          </table:table-cell>
          <table:table-cell table:formula="of:=300*[.C32]/6300" office:value-type="float" office:value="600" calcext:value-type="float">
            <text:p>6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ra Bullabbai</text:p>
          </table:table-cell>
          <table:table-cell office:value-type="float" office:value="63000" calcext:value-type="float">
            <text:p>63000</text:p>
          </table:table-cell>
          <table:table-cell table:formula="of:=[.C33]-SUM([.G33:.AAA33])" office:value-type="float" office:value="33000" calcext:value-type="float">
            <text:p>33000</text:p>
          </table:table-cell>
          <table:table-cell office:value-type="date" office:date-value="2023-06-19" calcext:value-type="date">
            <text:p>19 Jun 23</text:p>
          </table:table-cell>
          <table:table-cell table:formula="of:=300*[.C33]/6300" office:value-type="float" office:value="3000" calcext:value-type="float">
            <text:p>30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 Simhachalam</text:p>
          </table:table-cell>
          <table:table-cell office:value-type="float" office:value="12600" calcext:value-type="float">
            <text:p>12600</text:p>
          </table:table-cell>
          <table:table-cell table:formula="of:=[.C34]-SUM([.G34:.AAA34])" office:value-type="float" office:value="7200" calcext:value-type="float">
            <text:p>7200</text:p>
          </table:table-cell>
          <table:table-cell office:value-type="date" office:date-value="2023-06-26" calcext:value-type="date">
            <text:p>26 Jun 23</text:p>
          </table:table-cell>
          <table:table-cell table:formula="of:=300*[.C34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ttina Devi</text:p>
          </table:table-cell>
          <table:table-cell office:value-type="float" office:value="12600" calcext:value-type="float">
            <text:p>12600</text:p>
          </table:table-cell>
          <table:table-cell table:formula="of:=[.C35]-SUM([.G35:.AAA35])" office:value-type="float" office:value="5400" calcext:value-type="float">
            <text:p>5400</text:p>
          </table:table-cell>
          <table:table-cell office:value-type="date" office:date-value="2023-06-26" calcext:value-type="date">
            <text:p>26 Jun 23</text:p>
          </table:table-cell>
          <table:table-cell table:formula="of:=300*[.C35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36]-SUM([.G36:.AAA36])" office:value-type="float" office:value="13000" calcext:value-type="float">
            <text:p>13000</text:p>
          </table:table-cell>
          <table:table-cell office:value-type="date" office:date-value="2023-06-26" calcext:value-type="date">
            <text:p>26 Jun 23</text:p>
          </table:table-cell>
          <table:table-cell table:formula="of:=300*[.C36]/6300" office:value-type="float" office:value="1200" calcext:value-type="float">
            <text:p>12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sanaboina kasulamma</text:p>
          </table:table-cell>
          <table:table-cell office:value-type="float" office:value="25200" calcext:value-type="float">
            <text:p>25200</text:p>
          </table:table-cell>
          <table:table-cell table:formula="of:=[.C37]-SUM([.G37:.AAA37])" office:value-type="float" office:value="15600" calcext:value-type="float">
            <text:p>15600</text:p>
          </table:table-cell>
          <table:table-cell office:value-type="date" office:date-value="2023-07-03" calcext:value-type="date">
            <text:p>03 Jul 23</text:p>
          </table:table-cell>
          <table:table-cell table:formula="of:=300*[.C37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ntakuri Suribabu</text:p>
          </table:table-cell>
          <table:table-cell office:value-type="float" office:value="18900" calcext:value-type="float">
            <text:p>18900</text:p>
          </table:table-cell>
          <table:table-cell table:formula="of:=[.C38]-SUM([.G38:.AAA38])" office:value-type="float" office:value="11800" calcext:value-type="float">
            <text:p>11800</text:p>
          </table:table-cell>
          <table:table-cell office:value-type="date" office:date-value="2023-07-03" calcext:value-type="date">
            <text:p>03 Jul 23</text:p>
          </table:table-cell>
          <table:table-cell table:formula="of:=300*[.C38]/6300" office:value-type="float" office:value="900" calcext:value-type="float">
            <text:p>900</text:p>
          </table:table-cell>
          <table:table-cell table:number-columns-repeated="9" table:style-name="ce26" office:value-type="string" calcext:value-type="string">
            <text:p>X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99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livela chinnababu</text:p>
          </table:table-cell>
          <table:table-cell office:value-type="float" office:value="25200" calcext:value-type="float">
            <text:p>25200</text:p>
          </table:table-cell>
          <table:table-cell table:formula="of:=[.C39]-SUM([.G39:.AAA39])" office:value-type="float" office:value="11700" calcext:value-type="float">
            <text:p>11700</text:p>
          </table:table-cell>
          <table:table-cell office:value-type="date" office:date-value="2023-07-03" calcext:value-type="date">
            <text:p>03 Jul 23</text:p>
          </table:table-cell>
          <table:table-cell table:formula="of:=300*[.C39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99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raukuri suseela</text:p>
          </table:table-cell>
          <table:table-cell office:value-type="float" office:value="6300" calcext:value-type="float">
            <text:p>6300</text:p>
          </table:table-cell>
          <table:table-cell table:formula="of:=[.C40]-SUM([.G40:.AAA40])" office:value-type="float" office:value="3300" calcext:value-type="float">
            <text:p>3300</text:p>
          </table:table-cell>
          <table:table-cell office:value-type="date" office:date-value="2023-07-10" calcext:value-type="date">
            <text:p>10 Jul 23</text:p>
          </table:table-cell>
          <table:table-cell table:formula="of:=300*[.C40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9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drakota teja</text:p>
          </table:table-cell>
          <table:table-cell office:value-type="float" office:value="6300" calcext:value-type="float">
            <text:p>6300</text:p>
          </table:table-cell>
          <table:table-cell table:formula="of:=[.C41]-SUM([.G41:.AAA41])" office:value-type="float" office:value="3200" calcext:value-type="float">
            <text:p>3200</text:p>
          </table:table-cell>
          <table:table-cell office:value-type="date" office:date-value="2023-07-10" calcext:value-type="date">
            <text:p>10 Jul 23</text:p>
          </table:table-cell>
          <table:table-cell table:formula="of:=300*[.C41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ivela papayamma</text:p>
          </table:table-cell>
          <table:table-cell office:value-type="float" office:value="6300" calcext:value-type="float">
            <text:p>6300</text:p>
          </table:table-cell>
          <table:table-cell table:formula="of:=[.C42]-SUM([.G42:.AAA42])" office:value-type="float" office:value="2700" calcext:value-type="float">
            <text:p>2700</text:p>
          </table:table-cell>
          <table:table-cell office:value-type="date" office:date-value="2023-07-10" calcext:value-type="date">
            <text:p>10 Jul 23</text:p>
          </table:table-cell>
          <table:table-cell table:formula="of:=300*[.C42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43]-SUM([.G43:.AAA43])" office:value-type="float" office:value="6700" calcext:value-type="float">
            <text:p>6700</text:p>
          </table:table-cell>
          <table:table-cell office:value-type="date" office:date-value="2023-07-10" calcext:value-type="date">
            <text:p>10 Jul 23</text:p>
          </table:table-cell>
          <table:table-cell table:formula="of:=300*[.C43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9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44]-SUM([.G44:.AAA44])" office:value-type="float" office:value="6000" calcext:value-type="float">
            <text:p>6000</text:p>
          </table:table-cell>
          <table:table-cell office:value-type="date" office:date-value="2023-07-10" calcext:value-type="date">
            <text:p>10 Jul 23</text:p>
          </table:table-cell>
          <table:table-cell table:formula="of:=300*[.C44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ddantakuri papayamma</text:p>
          </table:table-cell>
          <table:table-cell office:value-type="float" office:value="25200" calcext:value-type="float">
            <text:p>25200</text:p>
          </table:table-cell>
          <table:table-cell table:formula="of:=[.C45]-SUM([.G45:.AAA45])" office:value-type="float" office:value="18800" calcext:value-type="float">
            <text:p>18800</text:p>
          </table:table-cell>
          <table:table-cell office:value-type="date" office:date-value="2023-07-10" calcext:value-type="date">
            <text:p>10 Jul 23</text:p>
          </table:table-cell>
          <table:table-cell table:formula="of:=300*[.C45]/6300" office:value-type="float" office:value="1200" calcext:value-type="float">
            <text:p>1200</text:p>
          </table:table-cell>
          <table:table-cell table:number-columns-repeated="11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livela Suresh</text:p>
          </table:table-cell>
          <table:table-cell office:value-type="float" office:value="25200" calcext:value-type="float">
            <text:p>25200</text:p>
          </table:table-cell>
          <table:table-cell table:formula="of:=[.C46]-SUM([.G46:.AAA46])" office:value-type="float" office:value="18000" calcext:value-type="float">
            <text:p>18000</text:p>
          </table:table-cell>
          <table:table-cell office:value-type="date" office:date-value="2023-07-17" calcext:value-type="date">
            <text:p>17 Jul 23</text:p>
          </table:table-cell>
          <table:table-cell table:formula="of:=300*[.C46]/6300" office:value-type="float" office:value="1200" calcext:value-type="float">
            <text:p>12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da Ravulamma</text:p>
          </table:table-cell>
          <table:table-cell office:value-type="float" office:value="12600" calcext:value-type="float">
            <text:p>12600</text:p>
          </table:table-cell>
          <table:table-cell table:formula="of:=[.C47]-SUM([.G47:.AAA47])" office:value-type="float" office:value="6000" calcext:value-type="float">
            <text:p>6000</text:p>
          </table:table-cell>
          <table:table-cell office:value-type="date" office:date-value="2023-07-17" calcext:value-type="date">
            <text:p>17 Jul 23</text:p>
          </table:table-cell>
          <table:table-cell table:formula="of:=300*[.C47]/6300" office:value-type="float" office:value="600" calcext:value-type="float">
            <text:p>6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uli Lakshmi</text:p>
          </table:table-cell>
          <table:table-cell office:value-type="float" office:value="6300" calcext:value-type="float">
            <text:p>6300</text:p>
          </table:table-cell>
          <table:table-cell table:formula="of:=[.C48]-SUM([.G48:.AAA48])" office:value-type="float" office:value="3900" calcext:value-type="float">
            <text:p>3900</text:p>
          </table:table-cell>
          <table:table-cell office:value-type="date" office:date-value="2023-07-17" calcext:value-type="date">
            <text:p>17 Jul 23</text:p>
          </table:table-cell>
          <table:table-cell table:formula="of:=300*[.C48]/6300" office:value-type="float" office:value="300" calcext:value-type="float">
            <text:p>300</text:p>
          </table:table-cell>
          <table:table-cell table:number-columns-repeated="12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9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adagiri Dongamma</text:p>
          </table:table-cell>
          <table:table-cell office:value-type="float" office:value="25200" calcext:value-type="float">
            <text:p>25200</text:p>
          </table:table-cell>
          <table:table-cell table:formula="of:=[.C49]-SUM([.G49:.AAA49])" office:value-type="float" office:value="19600" calcext:value-type="float">
            <text:p>19600</text:p>
          </table:table-cell>
          <table:table-cell office:value-type="date" office:date-value="2023-07-24" calcext:value-type="date">
            <text:p>24 Jul 23</text:p>
          </table:table-cell>
          <table:table-cell table:formula="of:=300*[.C49]/6300" office:value-type="float" office:value="1200" calcext:value-type="float">
            <text:p>1200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epe Peddabbai</text:p>
          </table:table-cell>
          <table:table-cell office:value-type="float" office:value="18900" calcext:value-type="float">
            <text:p>18900</text:p>
          </table:table-cell>
          <table:table-cell table:formula="of:=[.C50]-SUM([.G50:.AAA50])" office:value-type="float" office:value="11600" calcext:value-type="float">
            <text:p>11600</text:p>
          </table:table-cell>
          <table:table-cell office:value-type="date" office:date-value="2023-07-24" calcext:value-type="date">
            <text:p>24 Jul 23</text:p>
          </table:table-cell>
          <table:table-cell table:formula="of:=300*[.C50]/6300" office:value-type="float" office:value="900" calcext:value-type="float">
            <text:p>9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99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patti Kumari</text:p>
          </table:table-cell>
          <table:table-cell office:value-type="float" office:value="6300" calcext:value-type="float">
            <text:p>6300</text:p>
          </table:table-cell>
          <table:table-cell table:formula="of:=[.C51]-SUM([.G51:.AAA51])" office:value-type="float" office:value="3300" calcext:value-type="float">
            <text:p>3300</text:p>
          </table:table-cell>
          <table:table-cell office:value-type="date" office:date-value="2023-07-24" calcext:value-type="date">
            <text:p>24 Jul 23</text:p>
          </table:table-cell>
          <table:table-cell table:formula="of:=300*[.C51]/6300" office:value-type="float" office:value="300" calcext:value-type="float">
            <text:p>3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99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ka Chinatalli</text:p>
          </table:table-cell>
          <table:table-cell office:value-type="float" office:value="37800" calcext:value-type="float">
            <text:p>37800</text:p>
          </table:table-cell>
          <table:table-cell table:formula="of:=[.C52]-SUM([.G52:.AAA52])" office:value-type="float" office:value="20800" calcext:value-type="float">
            <text:p>20800</text:p>
          </table:table-cell>
          <table:table-cell office:value-type="date" office:date-value="2023-07-31" calcext:value-type="date">
            <text:p>31 Jul 23</text:p>
          </table:table-cell>
          <table:table-cell table:formula="of:=300*[.C52]/6300" office:value-type="float" office:value="1800" calcext:value-type="float">
            <text:p>18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9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 Eesubabu</text:p>
          </table:table-cell>
          <table:table-cell office:value-type="float" office:value="25200" calcext:value-type="float">
            <text:p>25200</text:p>
          </table:table-cell>
          <table:table-cell table:formula="of:=[.C53]-SUM([.G53:.AAA53])" office:value-type="float" office:value="14400" calcext:value-type="float">
            <text:p>14400</text:p>
          </table:table-cell>
          <table:table-cell office:value-type="date" office:date-value="2023-07-31" calcext:value-type="date">
            <text:p>31 Jul 23</text:p>
          </table:table-cell>
          <table:table-cell table:formula="of:=300*[.C53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ivela Mariyamma</text:p>
          </table:table-cell>
          <table:table-cell office:value-type="float" office:value="12600" calcext:value-type="float">
            <text:p>12600</text:p>
          </table:table-cell>
          <table:table-cell table:formula="of:=[.C54]-SUM([.G54:.AAA54])" office:value-type="float" office:value="9700" calcext:value-type="float">
            <text:p>9700</text:p>
          </table:table-cell>
          <table:table-cell office:value-type="date" office:date-value="2023-07-31" calcext:value-type="date">
            <text:p>31 Jul 23</text:p>
          </table:table-cell>
          <table:table-cell table:formula="of:=300*[.C54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ivela Durga</text:p>
          </table:table-cell>
          <table:table-cell office:value-type="float" office:value="12600" calcext:value-type="float">
            <text:p>12600</text:p>
          </table:table-cell>
          <table:table-cell table:formula="of:=[.C55]-SUM([.G55:.AAA55])" office:value-type="float" office:value="9700" calcext:value-type="float">
            <text:p>9700</text:p>
          </table:table-cell>
          <table:table-cell office:value-type="date" office:date-value="2023-07-31" calcext:value-type="date">
            <text:p>31 Jul 23</text:p>
          </table:table-cell>
          <table:table-cell table:formula="of:=300*[.C55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rala Ratnam</text:p>
          </table:table-cell>
          <table:table-cell office:value-type="float" office:value="25200" calcext:value-type="float">
            <text:p>25200</text:p>
          </table:table-cell>
          <table:table-cell table:formula="of:=[.C56]-SUM([.G56:.AAA56])" office:value-type="float" office:value="20400" calcext:value-type="float">
            <text:p>20400</text:p>
          </table:table-cell>
          <table:table-cell office:value-type="date" office:date-value="2023-07-31" calcext:value-type="date">
            <text:p>31 Jul 23</text:p>
          </table:table-cell>
          <table:table-cell table:formula="of:=300*[.C56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livela Nagarjuna</text:p>
          </table:table-cell>
          <table:table-cell office:value-type="float" office:value="12600" calcext:value-type="float">
            <text:p>12600</text:p>
          </table:table-cell>
          <table:table-cell table:formula="of:=[.C57]-SUM([.G57:.AAA57])" office:value-type="float" office:value="10200" calcext:value-type="float">
            <text:p>10200</text:p>
          </table:table-cell>
          <table:table-cell office:value-type="date" office:date-value="2023-07-31" calcext:value-type="date">
            <text:p>31 Jul 23</text:p>
          </table:table-cell>
          <table:table-cell table:formula="of:=300*[.C57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livela Nagamani</text:p>
          </table:table-cell>
          <table:table-cell office:value-type="float" office:value="12600" calcext:value-type="float">
            <text:p>12600</text:p>
          </table:table-cell>
          <table:table-cell table:formula="of:=[.C58]-SUM([.G58:.AAA58])" office:value-type="float" office:value="9600" calcext:value-type="float">
            <text:p>9600</text:p>
          </table:table-cell>
          <table:table-cell office:value-type="date" office:date-value="2023-07-31" calcext:value-type="date">
            <text:p>31 Jul 23</text:p>
          </table:table-cell>
          <table:table-cell table:formula="of:=300*[.C58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ala Sattibabu</text:p>
          </table:table-cell>
          <table:table-cell office:value-type="float" office:value="6300" calcext:value-type="float">
            <text:p>6300</text:p>
          </table:table-cell>
          <table:table-cell table:formula="of:=[.C59]-SUM([.G59:.AAA59])" office:value-type="float" office:value="4200" calcext:value-type="float">
            <text:p>4200</text:p>
          </table:table-cell>
          <table:table-cell office:value-type="date" office:date-value="2023-07-31" calcext:value-type="date">
            <text:p>31 Jul 23</text:p>
          </table:table-cell>
          <table:table-cell table:formula="of:=300*[.C59]/6300" office:value-type="float" office:value="300" calcext:value-type="float">
            <text:p>3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da Chandravati</text:p>
          </table:table-cell>
          <table:table-cell office:value-type="float" office:value="6300" calcext:value-type="float">
            <text:p>6300</text:p>
          </table:table-cell>
          <table:table-cell table:formula="of:=[.C60]-SUM([.G60:.AAA60])" office:value-type="float" office:value="4500" calcext:value-type="float">
            <text:p>4500</text:p>
          </table:table-cell>
          <table:table-cell office:value-type="date" office:date-value="2023-08-07" calcext:value-type="date">
            <text:p>07 Aug 23</text:p>
          </table:table-cell>
          <table:table-cell table:formula="of:=300*[.C60]/6300" office:value-type="float" office:value="300" calcext:value-type="float">
            <text:p>3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gatala Nani</text:p>
          </table:table-cell>
          <table:table-cell office:value-type="float" office:value="25200" calcext:value-type="float">
            <text:p>25200</text:p>
          </table:table-cell>
          <table:table-cell table:formula="of:=[.C61]-SUM([.G61:.AAA61])" office:value-type="float" office:value="21600" calcext:value-type="float">
            <text:p>21600</text:p>
          </table:table-cell>
          <table:table-cell office:value-type="date" office:date-value="2023-08-07" calcext:value-type="date">
            <text:p>07 Aug 23</text:p>
          </table:table-cell>
          <table:table-cell table:formula="of:=300*[.C61]/6300" office:value-type="float" office:value="1200" calcext:value-type="float">
            <text:p>12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ndukuri durga</text:p>
          </table:table-cell>
          <table:table-cell office:value-type="float" office:value="12600" calcext:value-type="float">
            <text:p>12600</text:p>
          </table:table-cell>
          <table:table-cell table:formula="of:=[.C62]-SUM([.G62:.AAA62])" office:value-type="float" office:value="9600" calcext:value-type="float">
            <text:p>9600</text:p>
          </table:table-cell>
          <table:table-cell office:value-type="date" office:date-value="2023-08-07" calcext:value-type="date">
            <text:p>07 Aug 23</text:p>
          </table:table-cell>
          <table:table-cell table:formula="of:=300*[.C62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oosara Vigneswaramma</text:p>
          </table:table-cell>
          <table:table-cell office:value-type="float" office:value="12600" calcext:value-type="float">
            <text:p>12600</text:p>
          </table:table-cell>
          <table:table-cell table:formula="of:=[.C63]-SUM([.G63:.AAA63])" office:value-type="float" office:value="9000" calcext:value-type="float">
            <text:p>9000</text:p>
          </table:table-cell>
          <table:table-cell office:value-type="date" office:date-value="2023-08-07" calcext:value-type="date">
            <text:p>07 Aug 23</text:p>
          </table:table-cell>
          <table:table-cell table:formula="of:=300*[.C63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ivela Venu</text:p>
          </table:table-cell>
          <table:table-cell office:value-type="float" office:value="12600" calcext:value-type="float">
            <text:p>12600</text:p>
          </table:table-cell>
          <table:table-cell table:formula="of:=[.C64]-SUM([.G64:.AAA64])" office:value-type="float" office:value="10200" calcext:value-type="float">
            <text:p>10200</text:p>
          </table:table-cell>
          <table:table-cell office:value-type="date" office:date-value="2023-08-07" calcext:value-type="date">
            <text:p>07 Aug 23</text:p>
          </table:table-cell>
          <table:table-cell table:formula="of:=300*[.C64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ivela Ramesh</text:p>
          </table:table-cell>
          <table:table-cell office:value-type="float" office:value="12600" calcext:value-type="float">
            <text:p>12600</text:p>
          </table:table-cell>
          <table:table-cell table:formula="of:=[.C65]-SUM([.G65:.AAA65])" office:value-type="float" office:value="8400" calcext:value-type="float">
            <text:p>8400</text:p>
          </table:table-cell>
          <table:table-cell office:value-type="date" office:date-value="2023-08-14" calcext:value-type="date">
            <text:p>14 Aug 23</text:p>
          </table:table-cell>
          <table:table-cell table:formula="of:=300*[.C65]/6300" office:value-type="float" office:value="600" calcext:value-type="float">
            <text:p>600</text:p>
          </table:table-cell>
          <table:table-cell table:number-columns-repeated="16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nka Ravanamma</text:p>
          </table:table-cell>
          <table:table-cell office:value-type="float" office:value="25200" calcext:value-type="float">
            <text:p>25200</text:p>
          </table:table-cell>
          <table:table-cell table:formula="of:=[.C66]-SUM([.G66:.AAA66])" office:value-type="float" office:value="21000" calcext:value-type="float">
            <text:p>21000</text:p>
          </table:table-cell>
          <table:table-cell office:value-type="date" office:date-value="2023-08-14" calcext:value-type="date">
            <text:p>14 Aug 23</text:p>
          </table:table-cell>
          <table:table-cell table:formula="of:=300*[.C66]/6300" office:value-type="float" office:value="1200" calcext:value-type="float">
            <text:p>1200</text:p>
          </table:table-cell>
          <table:table-cell table:number-columns-repeated="1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apati Narasamma</text:p>
          </table:table-cell>
          <table:table-cell office:value-type="float" office:value="25200" calcext:value-type="float">
            <text:p>25200</text:p>
          </table:table-cell>
          <table:table-cell table:formula="of:=[.C67]-SUM([.G67:.AAA67])" office:value-type="float" office:value="20400" calcext:value-type="float">
            <text:p>20400</text:p>
          </table:table-cell>
          <table:table-cell office:value-type="date" office:date-value="2023-08-21" calcext:value-type="date">
            <text:p>21 Aug 23</text:p>
          </table:table-cell>
          <table:table-cell table:formula="of:=300*[.C67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yudu Kanakaraju</text:p>
          </table:table-cell>
          <table:table-cell office:value-type="float" office:value="25200" calcext:value-type="float">
            <text:p>25200</text:p>
          </table:table-cell>
          <table:table-cell table:formula="of:=[.C68]-SUM([.G68:.AAA68])" office:value-type="float" office:value="20400" calcext:value-type="float">
            <text:p>20400</text:p>
          </table:table-cell>
          <table:table-cell office:value-type="date" office:date-value="2023-08-21" calcext:value-type="date">
            <text:p>21 Aug 23</text:p>
          </table:table-cell>
          <table:table-cell table:formula="of:=300*[.C68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du Eesu</text:p>
          </table:table-cell>
          <table:table-cell office:value-type="float" office:value="18900" calcext:value-type="float">
            <text:p>18900</text:p>
          </table:table-cell>
          <table:table-cell table:formula="of:=[.C69]-SUM([.G69:.AAA69])" office:value-type="float" office:value="17200" calcext:value-type="float">
            <text:p>17200</text:p>
          </table:table-cell>
          <table:table-cell office:value-type="date" office:date-value="2023-08-21" calcext:value-type="date">
            <text:p>21 Aug 23</text:p>
          </table:table-cell>
          <table:table-cell table:formula="of:=300*[.C69]/6300" office:value-type="float" office:value="900" calcext:value-type="float">
            <text:p>9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li Lakshmi</text:p>
          </table:table-cell>
          <table:table-cell office:value-type="float" office:value="12600" calcext:value-type="float">
            <text:p>12600</text:p>
          </table:table-cell>
          <table:table-cell table:formula="of:=[.C70]-SUM([.G70:.AAA70])" office:value-type="float" office:value="10200" calcext:value-type="float">
            <text:p>10200</text:p>
          </table:table-cell>
          <table:table-cell office:value-type="date" office:date-value="2023-08-21" calcext:value-type="date">
            <text:p>21 Aug 23</text:p>
          </table:table-cell>
          <table:table-cell table:formula="of:=300*[.C70]/6300" office:value-type="float" office:value="600" calcext:value-type="float">
            <text:p>6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kuri Pentayamma</text:p>
          </table:table-cell>
          <table:table-cell office:value-type="float" office:value="12600" calcext:value-type="float">
            <text:p>12600</text:p>
          </table:table-cell>
          <table:table-cell table:formula="of:=[.C71]-SUM([.G71:.AAA71])" office:value-type="float" office:value="10400" calcext:value-type="float">
            <text:p>10400</text:p>
          </table:table-cell>
          <table:table-cell office:value-type="date" office:date-value="2023-08-28" calcext:value-type="date">
            <text:p>28 Aug 23</text:p>
          </table:table-cell>
          <table:table-cell table:formula="of:=300*[.C71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9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 Daniyelu</text:p>
          </table:table-cell>
          <table:table-cell office:value-type="float" office:value="12600" calcext:value-type="float">
            <text:p>12600</text:p>
          </table:table-cell>
          <table:table-cell table:formula="of:=[.C72]-SUM([.G72:.AAA72])" office:value-type="float" office:value="10300" calcext:value-type="float">
            <text:p>10300</text:p>
          </table:table-cell>
          <table:table-cell office:value-type="date" office:date-value="2023-08-28" calcext:value-type="date">
            <text:p>28 Aug 23</text:p>
          </table:table-cell>
          <table:table-cell table:formula="of:=300*[.C72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dda Seshagiri</text:p>
          </table:table-cell>
          <table:table-cell office:value-type="float" office:value="12600" calcext:value-type="float">
            <text:p>12600</text:p>
          </table:table-cell>
          <table:table-cell table:formula="of:=[.C73]-SUM([.G73:.AAA73])" office:value-type="float" office:value="11400" calcext:value-type="float">
            <text:p>11400</text:p>
          </table:table-cell>
          <table:table-cell office:value-type="date" office:date-value="2023-08-28" calcext:value-type="date">
            <text:p>28 Aug 23</text:p>
          </table:table-cell>
          <table:table-cell table:formula="of:=300*[.C73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rala Nagamani</text:p>
          </table:table-cell>
          <table:table-cell office:value-type="float" office:value="12600" calcext:value-type="float">
            <text:p>12600</text:p>
          </table:table-cell>
          <table:table-cell table:formula="of:=[.C74]-SUM([.G74:.AAA74])" office:value-type="float" office:value="9600" calcext:value-type="float">
            <text:p>9600</text:p>
          </table:table-cell>
          <table:table-cell office:value-type="date" office:date-value="2023-08-28" calcext:value-type="date">
            <text:p>28 Aug 23</text:p>
          </table:table-cell>
          <table:table-cell table:formula="of:=300*[.C74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rakanti chinnari</text:p>
          </table:table-cell>
          <table:table-cell office:value-type="float" office:value="12600" calcext:value-type="float">
            <text:p>12600</text:p>
          </table:table-cell>
          <table:table-cell table:formula="of:=[.C75]-SUM([.G75:.AAA75])" office:value-type="float" office:value="10400" calcext:value-type="float">
            <text:p>10400</text:p>
          </table:table-cell>
          <table:table-cell office:value-type="date" office:date-value="2023-08-28" calcext:value-type="date">
            <text:p>28 Aug 23</text:p>
          </table:table-cell>
          <table:table-cell table:formula="of:=300*[.C75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9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76]-SUM([.G76:.AAA76])" office:value-type="float" office:value="10800" calcext:value-type="float">
            <text:p>10800</text:p>
          </table:table-cell>
          <table:table-cell office:value-type="date" office:date-value="2023-09-04" calcext:value-type="date">
            <text:p>04 Sep 23</text:p>
          </table:table-cell>
          <table:table-cell table:formula="of:=300*[.C76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eru ramana</text:p>
          </table:table-cell>
          <table:table-cell office:value-type="float" office:value="6300" calcext:value-type="float">
            <text:p>6300</text:p>
          </table:table-cell>
          <table:table-cell table:formula="of:=[.C77]-SUM([.G77:.AAA77])" office:value-type="float" office:value="5400" calcext:value-type="float">
            <text:p>5400</text:p>
          </table:table-cell>
          <table:table-cell office:value-type="date" office:date-value="2023-09-04" calcext:value-type="date">
            <text:p>04 Sep 23</text:p>
          </table:table-cell>
          <table:table-cell table:formula="of:=300*[.C77]/6300" office:value-type="float" office:value="300" calcext:value-type="float">
            <text:p>300</text:p>
          </table:table-cell>
          <table:table-cell table:number-columns-repeated="19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kuri Baby</text:p>
          </table:table-cell>
          <table:table-cell office:value-type="float" office:value="12600" calcext:value-type="float">
            <text:p>12600</text:p>
          </table:table-cell>
          <table:table-cell table:formula="of:=[.C78]-SUM([.G78:.AAA78])" office:value-type="float" office:value="10800" calcext:value-type="float">
            <text:p>10800</text:p>
          </table:table-cell>
          <table:table-cell office:value-type="date" office:date-value="2023-09-04" calcext:value-type="date">
            <text:p>04 Sep 23</text:p>
          </table:table-cell>
          <table:table-cell table:formula="of:=300*[.C78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ndukuri Lovatalli</text:p>
          </table:table-cell>
          <table:table-cell office:value-type="float" office:value="25200" calcext:value-type="float">
            <text:p>25200</text:p>
          </table:table-cell>
          <table:table-cell table:formula="of:=[.C79]-SUM([.G79:.AAA79])" office:value-type="float" office:value="21600" calcext:value-type="float">
            <text:p>21600</text:p>
          </table:table-cell>
          <table:table-cell office:value-type="date" office:date-value="2023-09-04" calcext:value-type="date">
            <text:p>04 Sep 23</text:p>
          </table:table-cell>
          <table:table-cell table:formula="of:=300*[.C79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dda Ramana</text:p>
          </table:table-cell>
          <table:table-cell office:value-type="float" office:value="25200" calcext:value-type="float">
            <text:p>25200</text:p>
          </table:table-cell>
          <table:table-cell table:formula="of:=[.C80]-SUM([.G80:.AAA80])" office:value-type="float" office:value="20400" calcext:value-type="float">
            <text:p>20400</text:p>
          </table:table-cell>
          <table:table-cell office:value-type="date" office:date-value="2023-09-04" calcext:value-type="date">
            <text:p>04 Sep 23</text:p>
          </table:table-cell>
          <table:table-cell table:formula="of:=300*[.C80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hamandri Chilakamma</text:p>
          </table:table-cell>
          <table:table-cell office:value-type="float" office:value="12600" calcext:value-type="float">
            <text:p>12600</text:p>
          </table:table-cell>
          <table:table-cell table:formula="of:=[.C81]-SUM([.G81:.AAA81])" office:value-type="float" office:value="10200" calcext:value-type="float">
            <text:p>10200</text:p>
          </table:table-cell>
          <table:table-cell office:value-type="date" office:date-value="2023-09-11" calcext:value-type="date">
            <text:p>11 Sep 23</text:p>
          </table:table-cell>
          <table:table-cell table:formula="of:=300*[.C81]/6300" office:value-type="float" office:value="600" calcext:value-type="float">
            <text:p>600</text:p>
          </table:table-cell>
          <table:table-cell table:number-columns-repeated="20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tapudi Vamsi Durga</text:p>
          </table:table-cell>
          <table:table-cell office:value-type="float" office:value="12600" calcext:value-type="float">
            <text:p>12600</text:p>
          </table:table-cell>
          <table:table-cell table:formula="of:=[.C82]-SUM([.G82:.AAA82])" office:value-type="float" office:value="11400" calcext:value-type="float">
            <text:p>11400</text:p>
          </table:table-cell>
          <table:table-cell office:value-type="date" office:date-value="2023-09-18" calcext:value-type="date">
            <text:p>18 Sep 23</text:p>
          </table:table-cell>
          <table:table-cell table:formula="of:=300*[.C82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livela nani babu</text:p>
          </table:table-cell>
          <table:table-cell office:value-type="float" office:value="25200" calcext:value-type="float">
            <text:p>25200</text:p>
          </table:table-cell>
          <table:table-cell table:formula="of:=[.C83]-SUM([.G83:.AAA83])" office:value-type="float" office:value="22800" calcext:value-type="float">
            <text:p>22800</text:p>
          </table:table-cell>
          <table:table-cell office:value-type="date" office:date-value="2023-09-18" calcext:value-type="date">
            <text:p>18 Sep 23</text:p>
          </table:table-cell>
          <table:table-cell table:formula="of:=300*[.C83]/6300" office:value-type="float" office:value="1200" calcext:value-type="float">
            <text:p>12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9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tapudi Simhachalam</text:p>
          </table:table-cell>
          <table:table-cell office:value-type="float" office:value="12600" calcext:value-type="float">
            <text:p>12600</text:p>
          </table:table-cell>
          <table:table-cell table:formula="of:=[.C84]-SUM([.G84:.AAA84])" office:value-type="float" office:value="11400" calcext:value-type="float">
            <text:p>11400</text:p>
          </table:table-cell>
          <table:table-cell office:value-type="date" office:date-value="2023-09-18" calcext:value-type="date">
            <text:p>18 Sep 23</text:p>
          </table:table-cell>
          <table:table-cell table:formula="of:=300*[.C84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tapudi Satyavati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9-18" calcext:value-type="date">
            <text:p>18 Sep 23</text:p>
          </table:table-cell>
          <table:table-cell table:formula="of:=300*[.C85]/6300" office:value-type="float" office:value="180.952380952381" calcext:value-type="float">
            <text:p>181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26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rti Jagapati</text:p>
          </table:table-cell>
          <table:table-cell office:value-type="float" office:value="50400" calcext:value-type="float">
            <text:p>50400</text:p>
          </table:table-cell>
          <table:table-cell table:formula="of:=[.C86]-SUM([.G86:.AAA86])" office:value-type="float" office:value="48200" calcext:value-type="float">
            <text:p>48200</text:p>
          </table:table-cell>
          <table:table-cell office:value-type="date" office:date-value="2023-09-25" calcext:value-type="date">
            <text:p>25 Sep 23</text:p>
          </table:table-cell>
          <table:table-cell table:formula="of:=300*[.C86]/6300" office:value-type="float" office:value="2400" calcext:value-type="float">
            <text:p>2400</text:p>
          </table:table-cell>
          <table:table-cell table:number-columns-repeated="22" table:style-name="ce26" office:value-type="string" calcext:value-type="string">
            <text:p>X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87]-SUM([.G87:.AAA87])" office:value-type="float" office:value="5800" calcext:value-type="float">
            <text:p>5800</text:p>
          </table:table-cell>
          <table:table-cell office:value-type="date" office:date-value="2023-10-02" calcext:value-type="date">
            <text:p>02 Oct 23</text:p>
          </table:table-cell>
          <table:table-cell table:formula="of:=300*[.C87]/6300" office:value-type="float" office:value="300" calcext:value-type="float">
            <text:p>300</text:p>
          </table:table-cell>
          <table:table-cell table:number-columns-repeated="23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table:number-columns-repeated="99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pala Mariya</text:p>
          </table:table-cell>
          <table:table-cell office:value-type="float" office:value="12600" calcext:value-type="float">
            <text:p>12600</text:p>
          </table:table-cell>
          <table:table-cell table:formula="of:=[.C88]-SUM([.G88:.AAA88])" office:value-type="float" office:value="12100" calcext:value-type="float">
            <text:p>12100</text:p>
          </table:table-cell>
          <table:table-cell office:value-type="date" office:date-value="2023-10-02" calcext:value-type="date">
            <text:p>02 Oct 23</text:p>
          </table:table-cell>
          <table:table-cell table:formula="of:=300*[.C88]/6300" office:value-type="float" office:value="600" calcext:value-type="float">
            <text:p>600</text:p>
          </table:table-cell>
          <table:table-cell table:number-columns-repeated="23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table:number-columns-repeated="99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tapudi Swami</text:p>
          </table:table-cell>
          <table:table-cell office:value-type="float" office:value="12600" calcext:value-type="float">
            <text:p>12600</text:p>
          </table:table-cell>
          <table:table-cell table:formula="of:=[.C89]-SUM([.G89:.AAA89])" office:value-type="float" office:value="12600" calcext:value-type="float">
            <text:p>12600</text:p>
          </table:table-cell>
          <table:table-cell office:value-type="date" office:date-value="2023-10-02" calcext:value-type="date">
            <text:p>02 Oct 23</text:p>
          </table:table-cell>
          <table:table-cell table:formula="of:=300*[.C89]/6300" office:value-type="float" office:value="600" calcext:value-type="float">
            <text:p>600</text:p>
          </table:table-cell>
          <table:table-cell table:number-columns-repeated="24" table:style-name="ce26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irala Harshavardan</text:p>
          </table:table-cell>
          <table:table-cell office:value-type="float" office:value="12600" calcext:value-type="float">
            <text:p>12600</text:p>
          </table:table-cell>
          <table:table-cell table:formula="of:=[.C90]-SUM([.G90:.AAA90])" office:value-type="float" office:value="12600" calcext:value-type="float">
            <text:p>12600</text:p>
          </table:table-cell>
          <table:table-cell office:value-type="date" office:date-value="2023-10-02" calcext:value-type="date">
            <text:p>02 Oct 23</text:p>
          </table:table-cell>
          <table:table-cell table:formula="of:=300*[.C90]/6300" office:value-type="float" office:value="600" calcext:value-type="float">
            <text:p>600</text:p>
          </table:table-cell>
          <table:table-cell table:number-columns-repeated="24" table:style-name="ce26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ndru danalakshmi</text:p>
          </table:table-cell>
          <table:table-cell office:value-type="float" office:value="25200" calcext:value-type="float">
            <text:p>25200</text:p>
          </table:table-cell>
          <table:table-cell table:formula="of:=[.C91]-SUM([.G91:.AAA91])" office:value-type="float" office:value="25200" calcext:value-type="float">
            <text:p>25200</text:p>
          </table:table-cell>
          <table:table-cell office:value-type="date" office:date-value="2023-10-02" calcext:value-type="date">
            <text:p>02 Oct 23</text:p>
          </table:table-cell>
          <table:table-cell table:formula="of:=300*[.C91]/6300" office:value-type="float" office:value="1200" calcext:value-type="float">
            <text:p>1200</text:p>
          </table:table-cell>
          <table:table-cell table:number-columns-repeated="24" table:style-name="ce26" office:value-type="string" calcext:value-type="string">
            <text:p>X</text:p>
          </table:table-cell>
          <table:table-cell table:number-columns-repeated="993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10484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enses" table:style-name="ta1">
        <office:forms form:automatic-focus="fals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21" table:default-cell-style-name="Default"/>
        <table:table-row table:style-name="ro1">
          <table:table-cell table:style-name="ce33"/>
          <table:table-cell table:style-name="ce33" office:value-type="string" calcext:value-type="string">
            <text:p>Total</text:p>
          </table:table-cell>
          <table:table-cell table:style-name="ce33" table:formula="of:=SUM([.C2:.C105])" office:value-type="float" office:value="7245" calcext:value-type="float">
            <text:p>7245</text:p>
          </table:table-cell>
          <table:table-cell table:style-name="ce35"/>
          <table:table-cell table:style-name="ce36" table:formula="of:=SUM([.E2:.E105])" office:value-type="float" office:value="0" calcext:value-type="float">
            <text:p>0</text:p>
          </table:table-cell>
          <table:table-cell table:style-name="ce33"/>
          <table:table-cell table:style-name="ce33" table:formula="of:=SUM([.G2:.G105])" office:value-type="float" office:value="0" calcext:value-type="float">
            <text:p>0</text:p>
          </table:table-cell>
          <table:table-cell table:style-name="ce33" table:formula="of:=SUM([.H2:.H105])" office:value-type="float" office:value="0" calcext:value-type="float">
            <text:p>0</text:p>
          </table:table-cell>
          <table:table-cell table:style-name="ce33" table:formula="of:=SUM([.I2:.I105])" office:value-type="float" office:value="0" calcext:value-type="float">
            <text:p>0</text:p>
          </table:table-cell>
          <table:table-cell table:style-name="ce33" table:formula="of:=SUM([.J2:.J105])" office:value-type="float" office:value="0" calcext:value-type="float">
            <text:p>0</text:p>
          </table:table-cell>
          <table:table-cell table:style-name="ce33" table:formula="of:=SUM([.K2:.K105])" office:value-type="float" office:value="0" calcext:value-type="float">
            <text:p>0</text:p>
          </table:table-cell>
          <table:table-cell table:style-name="ce33" table:formula="of:=SUM([.L2:.L105])" office:value-type="float" office:value="0" calcext:value-type="float">
            <text:p>0</text:p>
          </table:table-cell>
          <table:table-cell table:style-name="ce33" table:formula="of:=SUM([.M2:.M105])" office:value-type="float" office:value="0" calcext:value-type="float">
            <text:p>0</text:p>
          </table:table-cell>
          <table:table-cell table:style-name="ce33" table:formula="of:=SUM([.N2:.N105])" office:value-type="float" office:value="0" calcext:value-type="float">
            <text:p>0</text:p>
          </table:table-cell>
          <table:table-cell table:style-name="ce33" table:number-columns-repeated="1010"/>
        </table:table-row>
        <table:table-row table:style-name="ro1">
          <table:table-cell table:style-name="ce34" office:value-type="date" office:date-value="2023-05-15" calcext:value-type="date">
            <text:p>15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n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5-22" calcext:value-type="date">
            <text:p>22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70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5-29" calcext:value-type="date">
            <text:p>29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0+40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6-12" calcext:value-type="date">
            <text:p>12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ary for Bhushanam garu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6-19" calcext:value-type="date">
            <text:p>19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6-26" calcext:value-type="date">
            <text:p>26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03" calcext:value-type="date">
            <text:p>03/07/23</text:p>
          </table:table-cell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10" calcext:value-type="date">
            <text:p>10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17" calcext:value-type="date">
            <text:p>17/07/23</text:p>
          </table:table-cell>
          <table:table-cell office:value-type="string" calcext:value-type="string">
            <text:p>Bus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24" calcext:value-type="date">
            <text:p>24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31" calcext:value-type="date">
            <text:p>31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30+95+40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07" calcext:value-type="date">
            <text:p>07/08/23</text:p>
          </table:table-cell>
          <table:table-cell office:value-type="string" calcext:value-type="string">
            <text:p>Petrol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14" calcext:value-type="date">
            <text:p>14/08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21" calcext:value-type="date">
            <text:p>21/08/23</text:p>
          </table:table-cell>
          <table:table-cell office:value-type="string" calcext:value-type="string">
            <text:p>Bus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28" calcext:value-type="date">
            <text:p>28/08/23</text:p>
          </table:table-cell>
          <table:table-cell office:value-type="string" calcext:value-type="string">
            <text:p>Bus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10-02" calcext:value-type="date">
            <text:p>02/10/23</text:p>
          </table:table-cell>
          <table:table-cell office:value-type="string" calcext:value-type="string">
            <text:p>Bus</text:p>
          </table:table-cell>
          <table:table-cell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10-11" calcext:value-type="date">
            <text:p>11/10/23</text:p>
          </table:table-cell>
          <table:table-cell office:value-type="string" calcext:value-type="string">
            <text:p>Bus</text:p>
          </table:table-cell>
          <table:table-cell table:formula="of:=170+40+95+20" office:value-type="float" office:value="325" calcext:value-type="float">
            <text:p>325</text:p>
          </table:table-cell>
          <table:table-cell table:number-columns-repeated="1021"/>
        </table:table-row>
      </table:table>
      <table:table table:name="Sheet3" table:style-name="ta1">
        <table:table-column table:style-name="co5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4"/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4"/>
          <table:table-cell table:formula="of:=SUM([.E17:.E18])" office:value-type="float" office:value="5700" calcext:value-type="float">
            <text:p>5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 </number:text>
      <number:month number:textual="true"/>
      <number:text> </number:text>
      <number:year/>
    </number:date-style>
    <number:date-style style:name="N111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2:18.264567193</meta:creation-date>
    <dc:date>2023-10-11T21:04:04.850269111</dc:date>
    <meta:editing-duration>PT4H54M58S</meta:editing-duration>
    <meta:editing-cycles>75</meta:editing-cycles>
    <meta:generator>LibreOffice/7.3.7.2$Linux_X86_64 LibreOffice_project/30$Build-2</meta:generator>
    <meta:document-statistic meta:table-count="3" meta:cell-count="2842" meta:object-count="0"/>
  </office:meta>
</office:document-meta>
</file>